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6.519cm" fo:margin-left="0cm" table:align="left"/>
    </style:style>
    <style:style style:name="Table5.A" style:family="table-column">
      <style:table-column-properties style:column-width="3.302cm"/>
    </style:style>
    <style:style style:name="Table5.C" style:family="table-column">
      <style:table-column-properties style:column-width="3.3cm"/>
    </style:style>
    <style:style style:name="Table5.E" style:family="table-column">
      <style:table-column-properties style:column-width="3.313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Footer">
      <style:text-properties style:font-name="Arial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 style:text-autospace="none"/>
    </style:style>
    <style:style style:name="P7" style:family="paragraph" style:parent-style-name="Standard">
      <style:paragraph-properties fo:text-align="center" style:justify-single-word="false"/>
      <style:text-properties style:font-name="Arial" fo:font-size="28pt" style:text-underline-style="none" fo:font-weight="normal" style:font-size-asian="28pt" style:font-weight-asian="normal" style:font-size-complex="2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name-asian="TimesNewRomanPSMT" style:font-size-asian="14pt" style:font-weight-asian="bold" style:font-name-complex="TimesNewRomanPSM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14pt" style:font-name-asian="TimesNewRomanPSMT" style:font-size-asian="14pt" style:font-name-complex="TimesNewRomanPSM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P20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text-properties style:font-name="Arial" fo:font-size="10pt" style:font-name-asian="TimesNewRomanPSMT" style:font-size-asian="10pt" style:font-name-complex="TimesNewRomanPSMT" style:font-size-complex="10pt"/>
    </style:style>
    <style:style style:name="P23" style:family="paragraph" style:parent-style-name="Table_20_Contents">
      <style:text-properties style:font-name="Arial"/>
    </style:style>
    <style:style style:name="P24" style:family="paragraph" style:parent-style-name="Table_20_Contents">
      <style:text-properties style:font-name="Arial" fo:font-weight="bold" style:font-weight-asian="bold" style:font-weight-complex="bold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28" style:family="paragraph" style:parent-style-name="Heading_20_2">
      <style:text-properties style:font-name="Arial"/>
    </style:style>
    <style:style style:name="P29" style:family="paragraph" style:parent-style-name="Heading_20_1">
      <style:text-properties style:font-name="Arial"/>
    </style:style>
    <style:style style:name="P30" style:family="paragraph" style:parent-style-name="Heading_20_1">
      <style:text-properties style:font-name="Arial" fo:font-size="16.1000003814697pt" style:font-name-asian="Times New Roman1" style:font-size-asian="16.1000003814697pt" style:font-name-complex="Times New Roman1" style:font-size-complex="16.1000003814697pt"/>
    </style:style>
    <style:style style:name="P31" style:family="paragraph" style:parent-style-name="Heading_20_1">
      <style:text-properties style:font-name="Arial2" fo:font-size="16.1000003814697pt" style:font-size-asian="16.1000003814697pt" style:font-size-complex="16.1000003814697pt"/>
    </style:style>
    <style:style style:name="P32" style:family="paragraph" style:parent-style-name="Heading_20_1">
      <style:text-properties fo:font-style="normal" style:font-style-asian="normal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1pt" fo:language="en" fo:country="GB" style:font-name-asian="CMR10" style:font-size-asian="11pt" style:font-name-complex="CMR10" style:font-size-complex="11pt"/>
    </style:style>
    <style:style style:name="T3" style:family="text">
      <style:text-properties style:font-name="Arial1" fo:font-size="11pt" style:font-name-asian="Arial1" style:font-size-asian="11pt" style:font-name-complex="Arial1" style:font-size-complex="11p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fo:letter-spacing="normal" fo:language="en" fo:country="GB" style:font-name-asian="Calibri" style:font-name-complex="Calibri" style:text-scale="100%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name-asian="TimesNewRomanPS-BoldMT" style:font-style-asian="normal" style:font-weight-asian="bold" style:font-name-complex="TimesNewRomanPS-BoldMT" style:font-style-complex="normal" style:font-weight-complex="bold"/>
    </style:style>
    <style:style style:name="T9" style:family="text">
      <style:text-properties fo:font-style="normal" fo:font-weight="bold" style:font-name-asian="TimesNewRomanPSMT" style:font-style-asian="normal" style:font-weight-asian="bold" style:font-name-complex="TimesNewRomanPSMT" style:font-style-complex="normal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3"/>
      <text:p text:style-name="P7"/>
      <text:p text:style-name="P7">Project Maintenance Manual: GROUP 12</text:p>
      <text:p text:style-name="P8"/>
      <text:p text:style-name="P9"/>
      <text:p text:style-name="P12"><text:span text:style-name="T4">Aut</text:span><text:span text:style-name="T5">hors: </text:span><text:span text:style-name="T6">bea16, dpb1, alh32, fik, anp28, srp11, lps1, lot15, thw10</text:span></text:p>
      <text:p text:style-name="P13">Config Ref: N/A</text:p>
      <text:p text:style-name="P13">Date: 27/01/2014</text:p>
      <text:p text:style-name="P13">Version: 0.1</text:p>
      <text:p text:style-name="P13">Status: Draft</text:p>
      <text:p text:style-name="P10"/>
      <text:p text:style-name="P10"/>
      <text:p text:style-name="P15"/>
      <text:p text:style-name="P15"/>
      <text:p text:style-name="P15"/>
      <text:p text:style-name="P10"/>
      <text:p text:style-name="P11">Department of Computer Science</text:p>
      <text:p text:style-name="P14">Aberystwyth University</text:p>
      <text:p text:style-name="P14">Aberystwyth</text:p>
      <text:p text:style-name="P14">Ceredigion</text:p>
      <text:p text:style-name="P14">SY23 3DB</text:p>
      <text:p text:style-name="P14">Copyright © Aberystwyth University 201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5">1 INTRODUCTION<text:tab/>3</text:p>
          <text:p text:style-name="P26">1.1 Purpose of this Document<text:tab/>3</text:p>
          <text:p text:style-name="P26">1.2 Scope<text:tab/>3</text:p>
          <text:p text:style-name="P26">1.3 Objectives<text:tab/>3</text:p>
          <text:p text:style-name="P25">2 PROGRAM DESCRIPTION<text:tab/>3</text:p>
          <text:p text:style-name="P25">3 PROGRAM STRUCTURE<text:tab/>3</text:p>
          <text:p text:style-name="P25">4 ALGORITHMS<text:tab/>3</text:p>
          <text:p text:style-name="P25">5 THE MAIN DATA AREAS<text:tab/>3</text:p>
          <text:p text:style-name="P25">6 FILES<text:tab/>3</text:p>
          <text:p text:style-name="P25">7 INTERFACES<text:tab/>3</text:p>
          <text:p text:style-name="P25">8 SUGGESTIONS FOR IMPOVEMENTS<text:tab/>3</text:p>
          <text:p text:style-name="P25">9 THINGS TO WATCH FOR WHEN MAKING CHANGES<text:tab/>3</text:p>
          <text:p text:style-name="P25">10 LIMITATIONS OF THE PROGRAM<text:tab/>3</text:p>
          <text:p text:style-name="P25">11 REBUILDING AND TESTING<text:tab/>3</text:p>
          <text:p text:style-name="P25">6 REFERENCES<text:tab/>3</text:p>
          <text:p text:style-name="P25">APPENDICES<text:tab/>3</text:p>
          <text:p text:style-name="P25">Document History<text:tab/>3</text:p>
        </text:index-body>
      </text:table-of-conten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1"><text:soft-page-break/>1 INTRODUCTION</text:h>
      <text:h text:style-name="P28" text:outline-level="2">1.1 Purpose of this Document</text:h>
      <text:h text:style-name="P28" text:outline-level="2">1.2 Scope</text:h>
      <text:h text:style-name="P28" text:outline-level="2">1.3 Objectives</text:h>
      <text:h text:style-name="P31" text:outline-level="1"><text:span text:style-name="T7">2 </text:span><text:span text:style-name="T8">PROGRAM DESCRIPTION</text:span></text:h>
      <text:h text:style-name="P31" text:outline-level="1"><text:span text:style-name="T7">3 </text:span><text:span text:style-name="T8">PROGRAM STRUCTURE</text:span></text:h>
      <text:h text:style-name="P31" text:outline-level="1"><text:span text:style-name="T7">4 </text:span><text:span text:style-name="T8">ALGORITHMS</text:span></text:h>
      <text:h text:style-name="P31" text:outline-level="1"><text:span text:style-name="T7">5 </text:span><text:span text:style-name="T8">THE MAIN DATA AREAS</text:span></text:h>
      <text:h text:style-name="P31" text:outline-level="1"><text:span text:style-name="T8">6 </text:span><text:span text:style-name="T9">FILES</text:span></text:h>
      <text:h text:style-name="P31" text:outline-level="1"><text:span text:style-name="T8">7 </text:span><text:span text:style-name="T8">INTERFACES</text:span></text:h>
      <text:h text:style-name="Heading_20_1" text:outline-level="1"><text:span text:style-name="T8">8 </text:span><text:span text:style-name="T8">SUGGESTIONS FOR IMPOVEMENTS</text:span></text:h>
      <text:h text:style-name="Heading_20_1" text:outline-level="1"><text:span text:style-name="T8">9 </text:span><text:span text:style-name="T8">THINGS TO WATCH FOR WHEN MAKING CHANGES</text:span></text:h>
      <text:h text:style-name="P32" text:outline-level="1">10 LIMITATIONS OF THE PROGRAM</text:h>
      <text:h text:style-name="P32" text:outline-level="1">11 REBUILDING AND TESTING</text:h>
      <text:h text:style-name="P29" text:outline-level="1">6 REFERENCES</text:h>
      <text:p text:style-name="P22">[1] Software Engineering Group Projects. Design Specification Standards. C. J. Price, N.W.Hardy and B.P.Tiddeman. SE.QA.05A. 1.7. Release.</text:p>
      <text:h text:style-name="P30" text:outline-level="1">APPENDICES</text:h>
      <text:h text:style-name="P29" text:outline-level="1">Document History</text:h>
      <text:p text:style-name="P17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24">Version</text:p>
          </table:table-cell>
          <table:table-cell table:style-name="Table5.A1" office:value-type="string">
            <text:p text:style-name="P24">CCF No.</text:p>
          </table:table-cell>
          <table:table-cell table:style-name="Table5.A1" office:value-type="string">
            <text:p text:style-name="P24">Date</text:p>
          </table:table-cell>
          <table:table-cell table:style-name="Table5.A1" office:value-type="string">
            <text:p text:style-name="P24">Changes made <text:soft-page-break/>to the document</text:p>
          </table:table-cell>
          <table:table-cell table:style-name="Table5.E1" office:value-type="string">
            <text:p text:style-name="P24">Changed by</text:p>
          </table:table-cell>
        </table:table-row>
        <table:table-row>
          <table:table-cell table:style-name="Table5.A2" office:value-type="float" office:value="0.1">
            <text:p text:style-name="P23">0.1</text:p>
          </table:table-cell>
          <table:table-cell table:style-name="Table5.B2" office:value-type="string">
            <text:p text:style-name="P23">N/A</text:p>
          </table:table-cell>
          <table:table-cell table:style-name="Table5.C2" office:value-type="date" office:date-value="2014-01-27">
            <text:p text:style-name="P16">27/01/14</text:p>
          </table:table-cell>
          <table:table-cell table:style-name="Table5.B2" office:value-type="string">
            <text:p text:style-name="P23">Initial creation.</text:p>
          </table:table-cell>
          <table:table-cell table:style-name="Table5.E2" office:value-type="string">
            <text:p text:style-name="P6"><text:span text:style-name="Default_20_Paragraph_20_Font"><text:span text:style-name="T2">LPS1</text:span></text:span></text:p>
          </table:table-cell>
        </table:table-row>
      </table:table>
      <text:p text:style-name="P20"><text:line-break/><text:line-break/><text:line-break/></text:p>
      <text:p text:style-name="P20"/>
      <text:p text:style-name="P21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0" svg:viewBox="0 0 20 30" svg:d="m10 0-10 30h20z"/>
    <draw:marker draw:name="a13" svg:viewBox="0 0 20 30" svg:d="m10 0-10 30h20z"/>
    <draw:marker draw:name="a16" svg:viewBox="0 0 20 30" svg:d="m10 0-10 30h20z"/>
    <draw:marker draw:name="a19" svg:viewBox="0 0 20 30" svg:d="m10 0-10 30h20z"/>
    <draw:marker draw:name="a20" svg:viewBox="0 0 20 30" svg:d="m10 0-10 30h20z"/>
    <draw:marker draw:name="a23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3" svg:viewBox="0 0 20 30" svg:d="m10 0-10 30h20z"/>
    <draw:marker draw:name="a32" svg:viewBox="0 0 20 30" svg:d="m10 0-10 30h20z"/>
    <draw:marker draw:name="a35" svg:viewBox="0 0 20 30" svg:d="m10 0-10 30h20z"/>
    <draw:marker draw:name="a38" svg:viewBox="0 0 20 30" svg:d="m10 0-10 30h20z"/>
    <draw:marker draw:name="a45" svg:viewBox="0 0 20 30" svg:d="m10 0-10 30h20z"/>
    <draw:marker draw:name="a5" svg:viewBox="0 0 20 30" svg:d="m10 0-10 30h20z"/>
    <draw:marker draw:name="a6" svg:viewBox="0 0 20 30" svg:d="m10 0-10 30h20z"/>
    <draw:marker draw:name="a9" svg:viewBox="0 0 20 30" svg:d="m10 0-10 30h20z"/>
    <draw:stroke-dash draw:name="Dash" draw:style="rect" draw:dots1="1" draw:dots1-length="0.079cm" draw:distance="0.079cm"/>
    <draw:stroke-dash draw:name="a18" draw:style="rect" draw:dots1="1" draw:dots1-length="0.079cm" draw:distance="0.079cm"/>
    <draw:stroke-dash draw:name="a2" draw:style="rect" draw:dots1="1" draw:dots1-length="0.079cm" draw:distance="0.079cm"/>
    <draw:stroke-dash draw:name="a22" draw:style="rect" draw:dots1="1" draw:dots1-length="0.079cm" draw:distance="0.079cm"/>
    <draw:stroke-dash draw:name="a25" draw:style="rect" draw:dots1="1" draw:dots1-length="0.079cm" draw:distance="0.079cm"/>
    <draw:stroke-dash draw:name="a31" draw:style="rect" draw:dots1="1" draw:dots1-length="0.079cm" draw:distance="0.079cm"/>
    <draw:stroke-dash draw:name="a34" draw:style="rect" draw:dots1="1" draw:dots1-length="0.079cm" draw:distance="0.079cm"/>
    <draw:stroke-dash draw:name="a37" draw:style="rect" draw:dots1="1" draw:dots1-length="0.079cm" draw:distance="0.079cm"/>
    <draw:stroke-dash draw:name="a44" draw:style="rect" draw:dots1="1" draw:dots1-length="0.079cm" draw:distance="0.079cm"/>
    <draw:stroke-dash draw:name="a5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text-properties style:font-name="Arial" fo:font-style="italic" style:font-style-asian="italic" style:font-style-complex="italic"/>
    </style:style>
    <style:style style:name="MT1" style:family="text">
      <style:text-properties style:font-name="Arial"/>
    </style:style>
    <style:style style:name="MT2" style:family="text">
      <style:text-properties style:font-name="Arial1" fo:font-size="11pt" style:font-name-asian="Arial1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Group 12 </text:span><text:span text:style-name="MT2">Project Maintenance Manual</text:span><text:tab/><text:span text:style-name="MT1">v0.1<text:tab/>Draft</text:span></text:p>
      </style:header>
      <style:footer>
        <text:p text:style-name="MP2">Aberystwyth University / Computer Science<text:tab/><text:tab/>Page <text:page-number text:select-page="current">2</text:page-number> of <text:page-count>4</text:page-count></text:p>
      </style:footer>
    </style:master-page>
    <style:master-page style:name="MP0" style:page-layout-name="Mpm2"/>
    <style:master-page style:name="LandscapePag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4:19:58.10</meta:creation-date>
    <dc:date>2014-01-27T10:34:33.17</dc:date>
    <meta:editing-duration>PT16H31M23S</meta:editing-duration>
    <meta:editing-cycles>174</meta:editing-cycles>
    <meta:generator>OpenOffice/4.0.1$Win32 OpenOffice.org_project/401m5$Build-9714</meta:generator>
    <dc:creator>Luke Suggett</dc:creator>
    <meta:document-statistic meta:table-count="1" meta:image-count="0" meta:object-count="0" meta:page-count="4" meta:paragraph-count="61" meta:word-count="217" meta:character-count="1299"/>
  </office:meta>
</office:document-meta>
</file>